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502b5" officeooo:paragraph-rsid="001502b5" style:font-weight-asian="bold" style:font-weight-complex="bold"/>
    </style:style>
    <style:style style:name="P3" style:family="paragraph" style:parent-style-name="Standard">
      <style:text-properties fo:font-weight="bold" officeooo:paragraph-rsid="001668a0" style:font-weight-asian="bold" style:font-weight-complex="bold"/>
    </style:style>
    <style:style style:name="P4" style:family="paragraph" style:parent-style-name="Standard" style:list-style-name="L1">
      <style:text-properties fo:font-weight="normal" officeooo:rsid="0019e07f" officeooo:paragraph-rsid="0019e07f" style:font-weight-asian="normal" style:font-weight-complex="normal"/>
    </style:style>
    <style:style style:name="P5" style:family="paragraph" style:parent-style-name="Standard">
      <style:text-properties officeooo:rsid="0019bd49" officeooo:paragraph-rsid="0019bd49"/>
    </style:style>
    <style:style style:name="T1" style:family="text">
      <style:text-properties officeooo:rsid="001502b5"/>
    </style:style>
    <style:style style:name="T2" style:family="text">
      <style:text-properties officeooo:rsid="0019bd49"/>
    </style:style>
    <style:style style:name="T3" style:family="text">
      <style:text-properties officeooo:rsid="001cdeaa"/>
    </style:style>
    <style:style style:name="T4" style:family="text">
      <style:text-properties officeooo:rsid="00208f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itial Instructions:</text:p>
      <text:p text:style-name="P5">Edit rock paper and scissors game from before and give it a simple UI.</text:p>
      <text:p text:style-name="Standard"/>
      <text:p text:style-name="Standard"/>
      <text:p text:style-name="P1">Understanding the Problem:</text:p>
      <text:p text:style-name="P5">Go back to old code and adjust it so that the player can click buttons to select what their move is. <text:s/>Selecting a move starts the game, and then the score is kept up until round 5. The game is over after round 5 and a winner is announced.</text:p>
      <text:p text:style-name="Standard"/>
      <text:p text:style-name="P1">Plan:</text:p>
      <text:p text:style-name="Standard">User interface – <text:span text:style-name="T2">Simple rock, paper, scissors buttons, score that is shown after each move below the buttons. And then a winner announced after 5 rounds that appears below that in bigger letters.</text:span></text:p>
      <text:p text:style-name="Standard"/>
      <text:p text:style-name="Standard">Inputs from program – <text:span text:style-name="T1">User selects by clicking button.</text:span></text:p>
      <text:p text:style-name="Standard"/>
      <text:p text:style-name="Standard">Desired Output – <text:span text:style-name="T2">As each key is pressed, the player selection is made. <text:s/>This kicks off the best of 5 game, the cpu randomly selects after each button click and the score is shown after each click. After 5 rounds the winner is declared.</text:span></text:p>
      <text:p text:style-name="Standard"/>
      <text:p text:style-name="P3">Pseudo Code:</text:p>
      <text:list xml:id="list2424252595" text:style-name="L1">
        <text:list-item>
          <text:p text:style-name="P4">User clicks button to make selection of rock paper scissors <text:span text:style-name="T3">(x)</text:span></text:p>
          <text:list>
            <text:list-item>
              <text:p text:style-name="P4">If x selected, player selection is x. <text:span text:style-name="T4">(x)</text:span></text:p>
              <text:list>
                <text:list-item>
                  <text:p text:style-name="P4">CPU randomly picks. <text:span text:style-name="T4">(x)</text:span></text:p>
                  <text:list>
                    <text:list-item>
                      <text:p text:style-name="P4">Game is ran and winner decided <text:span text:style-name="T4">(x)</text:span></text:p>
                      <text:list>
                        <text:list-item>
                          <text:p text:style-name="P4">Print running score of player underneath of buttons.</text:p>
                          <text:list>
                            <text:list-item>
                              <text:p text:style-name="P4">Check if 5 games have been played.</text:p>
                              <text:list>
                                <text:list-item>
                                  <text:p text:style-name="P4">If no, start back at of beginning, if yes continue to (2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Declare winner</text:p>
          <text:list>
            <text:list-item>
              <text:p text:style-name="P4">if player wins &gt; cpu wins</text:p>
              <text:list>
                <text:list-item>
                  <text:p text:style-name="P4">print player wins</text:p>
                </text:list-item>
              </text:list>
            </text:list-item>
            <text:list-item>
              <text:p text:style-name="P4">if cpu wins &gt; player wins</text:p>
              <text:list>
                <text:list-item>
                  <text:p text:style-name="P4">print cpu wins</text:p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4:31:47.568225749</meta:creation-date>
    <dc:date>2020-08-26T12:20:34.846158264</dc:date>
    <meta:editing-duration>PT1H2M4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43" meta:character-count="1279" meta:non-whitespace-character-count="1064"/>
  </office:meta>
</office:document-meta>
</file>